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8.25pt"/>
    </style:style>
    <style:style style:name="co3" style:family="table-column">
      <style:table-column-properties fo:break-before="auto" style:column-width="228.84pt"/>
    </style:style>
    <style:style style:name="co4" style:family="table-column">
      <style:table-column-properties fo:break-before="auto" style:column-width="91.3pt"/>
    </style:style>
    <style:style style:name="co5" style:family="table-column">
      <style:table-column-properties fo:break-before="auto" style:column-width="116.65pt"/>
    </style:style>
    <style:style style:name="co6" style:family="table-column">
      <style:table-column-properties fo:break-before="auto" style:column-width="100.66pt"/>
    </style:style>
    <style:style style:name="co7" style:family="table-column">
      <style:table-column-properties fo:break-before="auto" style:column-width="84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Arial" fo:font-size="8pt" style:font-name-asian="Arial" style:font-size-asian="8pt" style:font-name-complex="Arial" style:font-size-complex="8pt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Arial" fo:font-size="8pt" style:font-size-asian="8pt" style:font-size-complex="8pt"/>
    </style:style>
    <style:style style:name="ce5" style:family="table-cell" style:parent-style-name="Default">
      <style:table-cell-properties fo:background-color="#ffffff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ff"/>
      <style:text-properties style:font-name="Arial" fo:font-size="8pt" style:font-size-asian="8pt" style:font-size-complex="8pt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ff00"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fo:background-color="#00ff00" style:text-align-source="fix" style:repeat-content="false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ackground-color="#00ff00"/>
      <style:text-properties style:font-name="Arial" fo:font-size="10pt" style:font-size-asian="10pt" style:font-size-complex="10pt"/>
    </style:style>
    <style:style style:name="ce21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22" style:family="table-cell" style:parent-style-name="Default">
      <style:table-cell-properties fo:background-color="#00ff00" style:text-align-source="fix" style:repeat-content="false"/>
      <style:paragraph-properties fo:text-align="center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weight-asian="normal" style:font-weight-complex="normal"/>
    </style:style>
  </office:automatic-styles>
  <office:body>
    <office:spreadsheet>
      <table:table table:name="AllAvailableTests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TESTS RUN AT $2015-04-17T20:57:02.637+00:00$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liasTests.rsc|: 2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ssignmentTests.rsc|: 5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allTests.rsc|: 7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allTestsAux.rsc|: 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mprehensionTests.rsc|: 23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PatternTests1.rsc|: 6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PatternTests2.rsc|: 2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SyntaxTests1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Term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DataTypeTests.rsc|: 7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FunctionCompositionTests.rsc|: 2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Interpolation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11 tests executed; 1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Tests.rsc|: 18 tests executed; 4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rsing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tternTests.rsc|: 33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tternDescendantTests.rsc|: 2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tternList3Tests.rsc|: 4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RegExpTests.rsc|: 6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copeTests.rsc|: 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tatementTests.rsc|: 10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TryCatchTests.rsc|: 2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VisitTests.rsc|: 147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Boolean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Equality.rsc|: 63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Functions.rsc|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IO.rsc|: 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IsDefined.rsc|: 3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Lists.rsc|: 1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Maps.rsc|: 7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Matching.rsc|: 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Overloading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Strings.rsc|: 6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Tuple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istTests.rsc|: 23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MapTests.rsc|: 10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Nod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Type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ValueIOTests.rsc|: 4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analysis/statistics/DescriptiveTests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analysis/statistics/RangeUtils.rsc|: 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Extending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1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2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3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4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5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6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7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8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ModuleInitRange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basic/Bubble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StringTemplate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WordCount.rsc|: 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mbined/Automatic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mbined/Manual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ncrete/No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ncrete/With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Func/Test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Lisra/Test.rsc|: 3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Slicing.rsc|: 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format/Grammar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Lookahead.rsc|: 3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ParserGeneratorTests.rsc|: 7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PicoGrammar.rsc|: 3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CGrammar.rsc|: 3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CharactersTests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LiteralsTests.rsc|: 31 tests executed; 5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RascalGrammar.rsc|: 3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ConcreteSyntax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ExpressionGrammar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ImplodeTests.rsc|: 12 tests executed; 4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KnownIssue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meta/ModuleInfo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PreBootstrap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SolvedIssue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ypes/tests/AbstractKindTests.rsc|: 1 tests executed; 0 failed; 0 ignored</text:p>
          </table:table-cell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ypes/tests/AbstractNameTests.rsc|: 15 tests executed; 0 failed; 0 ignored</text:p>
          </table:table-cell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ypes/tests/UtilTests.rsc|: 8 tests executed; 0 failed; 0 ignored</text:p>
          </table:table-cell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util/PriorityQueue.rsc|: 1 tests executed; 0 failed; 0 ignored</text:p>
          </table:table-cell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util/UUID.rsc|: 1 tests executed; 0 failed; 0 ignored</text:p>
          </table:table-cell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Failed/IGNORED TESTS:</text:p>
          </table:table-cell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FAILED TESTS:</text:p>
          </table:table-cell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965,155,&lt;55,0&gt;,&lt;62,1&gt;): FALSE NoSuchField("a")</text:p>
          </table:table-cell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456,80,&lt;43,0&gt;,&lt;44,27&gt;): FALSE NoSuchField("a")</text:p>
          </table:table-cell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374,80,&lt;40,0&gt;,&lt;41,27&gt;): FALSE NoSuchField("f")</text:p>
          </table:table-cell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131,139,&lt;28,0&gt;,&lt;36,1&gt;): FALSE NoSuchField("e")</text:p>
          </table:table-cell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027,45,&lt;25,0&gt;,&lt;25,45&gt;): FALSE NoSuchField("h")</text:p>
          </table:table-cell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981,45,&lt;24,0&gt;,&lt;24,45&gt;): FALSE NoSuchField("f")</text:p>
          </table:table-cell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935,45,&lt;23,0&gt;,&lt;23,45&gt;): FALSE NoSuchField("d")</text:p>
          </table:table-cell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889,45,&lt;22,0&gt;,&lt;22,45&gt;): FALSE NoSuchField("a")</text:p>
          </table:table-cell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686,44,&lt;17,0&gt;,&lt;17,44&gt;): FALSE NoSuchField("d")</text:p>
          </table:table-cell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641,44,&lt;16,0&gt;,&lt;16,44&gt;): FALSE NoSuchField("a")</text:p>
          </table:table-cell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Tests.rsc|(2146,134,&lt;89,0&gt;,&lt;98,1&gt;): FALSE </text:p>
          </table:table-cell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Tests.rsc|(1701,54,&lt;64,0&gt;,&lt;64,54&gt;): FALSE </text:p>
          </table:table-cell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Tests.rsc|(1082,161,&lt;42,0&gt;,&lt;45,1&gt;): FALSE </text:p>
          </table:table-cell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Tests.rsc|(851,62,&lt;34,0&gt;,&lt;36,1&gt;): FALSE </text:p>
          </table:table-cell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RangeTests.rsc|(1874,61,&lt;47,0&gt;,&lt;47,61&gt;): FALSE </text:p>
          </table:table-cell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RangeTests.rsc|(1814,58,&lt;46,0&gt;,&lt;46,58&gt;): FALSE </text:p>
          </table:table-cell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VisitTests.rsc|(18343,108,&lt;655,0&gt;,&lt;655,108&gt;): FALSE </text:p>
          </table:table-cell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Equality.rsc|(1213,94,&lt;27,0&gt;,&lt;27,94&gt;): FALSE </text:p>
          </table:table-cell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Equality.rsc|(1122,89,&lt;26,0&gt;,&lt;26,89&gt;): FALSE </text:p>
          </table:table-cell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IsDefined.rsc|(492,404,&lt;29,0&gt;,&lt;54,1&gt;): FALSE java.lang.NullPointerException; function: ☞ isDefined2({}); instruction: STOREVARDEREF 0, 0</text:p>
          </table:table-cell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Memoization.rsc|(450,183,&lt;26,0&gt;,&lt;35,1&gt;): FALSE test fails for arguments: {"\'@\'䏮\"",|tmp:///T7rk/Cy|,|tmp:///|} </text:p>
          </table:table-cell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LiteralsTests.rsc|(2488,71,&lt;46,0&gt;,&lt;46,71&gt;): FALSE </text:p>
          </table:table-cell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LiteralsTests.rsc|(1899,98,&lt;35,0&gt;,&lt;35,98&gt;): FALSE </text:p>
          </table:table-cell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LiteralsTests.rsc|(1811,87,&lt;34,0&gt;,&lt;34,87&gt;): FALSE </text:p>
          </table:table-cell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LiteralsTests.rsc|(1461,83,&lt;29,0&gt;,&lt;29,83&gt;): FALSE </text:p>
          </table:table-cell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LiteralsTests.rsc|(1388,72,&lt;28,0&gt;,&lt;28,72&gt;): FALSE </text:p>
          </table:table-cell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2486,171,&lt;61,0&gt;,&lt;61,171&gt;): FALSE </text:p>
          </table:table-cell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2230,123,&lt;57,0&gt;,&lt;57,123&gt;): FALSE </text:p>
          </table:table-cell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1962,161,&lt;53,0&gt;,&lt;53,161&gt;): FALSE </text:p>
          </table:table-cell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1715,118,&lt;49,0&gt;,&lt;49,118&gt;): FALSE </text:p>
          </table:table-cell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TEST SUMMARY: 4431 tests executed; 30 failed; 0 ignored</text:p>
          </table:table-cell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CRASHED TESTS:</text:p>
          </table:table-cell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f")</text:p>
          </table:table-cell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e")</text:p>
          </table:table-cell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h")</text:p>
          </table:table-cell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f")</text:p>
          </table:table-cell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d")</text:p>
          </table:table-cell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d")</text:p>
          </table:table-cell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IsDefined.rsc|: java.lang.NullPointerException; function: ☞ isDefined2({}); instruction: STOREVARDEREF 0, 0</text:p>
          </table:table-cell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library/lang/csv/CSVIOTests.rsc|: Cannot execute due to compilation errors</text:p>
          </table:table-cell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format/Escape.rsc|: Cannot execute due to compilation errors</text:p>
          </table:table-cell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yaml/Model.rsc|: Java("CompilerError","In function lang::yaml::Model/equalNodes(adt(\"Node\",[]);adt(\"Node\",[]);)#157/equalNodesRec(adt(\"Node\",[]);adt(\"Node\",[]);)#175 : No enum constant org.rascalmpl.library.experiments.Compiler.RVM.Interpreter.RascalPrimitive.equal_int")</text:p>
          </table:table-cell>
          <table:table-cell table:number-columns-repeated="3"/>
          <table:table-cell table:style-name="ce1"/>
          <table:table-cell table:number-columns-repeated="1019"/>
        </table:table-row>
        <table:table-row table:style-name="ro1" table:number-rows-repeated="96">
          <table:table-cell table:style-name="ce1"/>
          <table:table-cell table:number-columns-repeated="3"/>
          <table:table-cell table:style-name="ce1"/>
          <table:table-cell table:number-columns-repeated="1019"/>
        </table:table-row>
        <table:table-row table:style-name="ro1" table:number-rows-repeated="38">
          <table:table-cell table:number-columns-repeated="4"/>
          <table:table-cell table:style-name="ce1"/>
          <table:table-cell table:number-columns-repeated="1019"/>
        </table:table-row>
        <table:table-row table:style-name="ro1" table:number-rows-repeated="10482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 Tests with Assertions" table:style-name="ta1">
        <table:table-column table:style-name="co1" table:number-columns-repeated="1024" table:default-cell-style-name="ce4"/>
        <table:table-row table:style-name="ro1">
          <table:table-cell table:style-name="ce3" office:value-type="string" calcext:value-type="string">
            <text:p>TESTS RUN AT $2015-03-18T22:11:49.869+00:00$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AliasTests.rsc|: 2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AssignmentTests.rsc|: 5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CallTests.rsc|: 7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CallTestsAux.rsc|: 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ComprehensionTests.rsc|: 23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ConcretePatternTests1.rsc|: 6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ConcretePatternTests2.rsc|: 27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ConcreteSyntaxTests1.rsc|: 11 tests executed; 2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ConcreteTerms.rsc|: 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DataTypeTests.rsc|: 71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KeywordParameterImportTests.rsc|: 11 tests executed; 1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KeywordParameterTests.rsc|: 17 tests executed; 3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Parsing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PatternTests.rsc|: 33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PatternDescendantTests.rsc|: 2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PatternList3Tests.rsc|: 4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RegExpTests.rsc|: 6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ScopeTests.rsc|: 1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StatementTests.rsc|: 10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TryCatch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VisitTests.rsc|: 147 tests executed; 1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Booleans.rsc|: 1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Equality.rsc|: 63 tests executed; 2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Functions.rsc|: 1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IO.rsc|: 1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Lists.rsc|: 11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Maps.rsc|: 7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Matching.rsc|: 1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Overloading.rsc|: 1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Strings.rsc|: 6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Tuples.rsc|: 1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ListTests.rsc|: 23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MapTests.rsc|: 10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Nod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Type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ValueIOTests.rsc|: 4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analysis/statistics/DescriptiveTests.rsc|: 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analysis/statistics/RangeUtils.rsc|: 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lang/csv/CSVIOTests.rsc|: 1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imports/Extending.rsc|: 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imports/ImportTests1.rsc|: 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imports/ImportTests2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imports/ImportTests3.rsc|: 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imports/ImportTests4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imports/ImportTests5.rsc|: 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imports/ImportTests6.rsc|: 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imports/ImportTests7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imports/ImportTests8.rsc|: 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imports/ModuleInitRange.rsc|: 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basic/Bubble.rsc|: 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common/StringTemplate.rsc|: 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common/WordCount/WordCount.rsc|: 1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lang/Exp/Combined/Automatic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lang/Exp/Combined/Manual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lang/Exp/Concrete/With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lang/Func/Test.rsc|: 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Slicing.rsc|: 7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grammar/Lookahead.rsc|: 3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grammar/tests/ParserGeneratorTests.rsc|: 7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grammar/tests/PicoGrammar.rsc|: 3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grammar/tests/CGrammar.rsc|: 3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grammar/tests/CharactersTests.rsc|: 1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grammar/tests/LiteralsTests.rsc|: 31 tests executed; 5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grammar/tests/RascalGrammar.rsc|: 3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syntax/tests/ConcreteSyntax.rsc|: 1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syntax/tests/ExpressionGrammars.rsc|: 1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syntax/tests/ImplodeTests.rsc|: 12 tests executed; 4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syntax/tests/KnownIssues.rsc|: 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meta/ModuleInfo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syntax/tests/PreBootstrap.rsc|: 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syntax/tests/SolvedIssues.rsc|: 1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ypes/tests/AbstractKind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ypes/tests/AbstractNameTests.rsc|: 1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ypes/tests/TypeInstantiationTests.rsc|: 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ypes/tests/UtilTests.rsc|: 8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util/PriorityQueue.rsc|: 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util/UUID.rsc|: 1 tests executed; 0 failed; 0 ignored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ConcreteSyntaxTests1.rsc|(1090,83,&lt;39,0&gt;,&lt;39,83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ConcreteSyntaxTests1.rsc|(1007,81,&lt;37,0&gt;,&lt;37,81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KeywordParameterImportTests.rsc|(1965,155,&lt;55,0&gt;,&lt;62,1&gt;): FALSE NoSuchField("a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KeywordParameterImportTests.rsc|(1456,80,&lt;43,0&gt;,&lt;44,27&gt;): FALSE NoSuchField("a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KeywordParameterImportTests.rsc|(1374,80,&lt;40,0&gt;,&lt;41,27&gt;): FALSE NoSuchField("f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KeywordParameterImportTests.rsc|(1131,139,&lt;28,0&gt;,&lt;36,1&gt;): FALSE NoSuchField("e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KeywordParameterImportTests.rsc|(1027,45,&lt;25,0&gt;,&lt;25,45&gt;): FALSE NoSuchField("h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KeywordParameterImportTests.rsc|(981,45,&lt;24,0&gt;,&lt;24,45&gt;): FALSE NoSuchField("f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KeywordParameterImportTests.rsc|(935,45,&lt;23,0&gt;,&lt;23,45&gt;): FALSE NoSuchField("d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KeywordParameterImportTests.rsc|(889,45,&lt;22,0&gt;,&lt;22,45&gt;): FALSE NoSuchField("a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KeywordParameterImportTests.rsc|(686,44,&lt;17,0&gt;,&lt;17,44&gt;): FALSE NoSuchField("d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KeywordParameterImportTests.rsc|(641,44,&lt;16,0&gt;,&lt;16,44&gt;): FALSE NoSuchField("a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KeywordParameterTests.rsc|(1701,54,&lt;64,0&gt;,&lt;64,54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KeywordParameterTests.rsc|(1082,161,&lt;42,0&gt;,&lt;45,1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KeywordParameterTests.rsc|(851,62,&lt;34,0&gt;,&lt;36,1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RangeTests.rsc|(1874,61,&lt;47,0&gt;,&lt;47,61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RangeTests.rsc|(1814,58,&lt;46,0&gt;,&lt;46,58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VisitTests.rsc|(18343,108,&lt;655,0&gt;,&lt;655,108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Equality.rsc|(1213,94,&lt;27,0&gt;,&lt;27,94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Equality.rsc|(1122,89,&lt;26,0&gt;,&lt;26,89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Memoization.rsc|(450,183,&lt;26,0&gt;,&lt;35,1&gt;): FALSE test fails for arguments: {0.06538059450124944}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grammar/tests/LiteralsTests.rsc|(2488,71,&lt;46,0&gt;,&lt;46,71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grammar/tests/LiteralsTests.rsc|(1899,98,&lt;35,0&gt;,&lt;35,98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grammar/tests/LiteralsTests.rsc|(1811,87,&lt;34,0&gt;,&lt;34,87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grammar/tests/LiteralsTests.rsc|(1461,83,&lt;29,0&gt;,&lt;29,83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grammar/tests/LiteralsTests.rsc|(1388,72,&lt;28,0&gt;,&lt;28,72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syntax/tests/ImplodeTests.rsc|(2486,171,&lt;61,0&gt;,&lt;61,171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syntax/tests/ImplodeTests.rsc|(2230,123,&lt;57,0&gt;,&lt;57,123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syntax/tests/ImplodeTests.rsc|(1962,161,&lt;53,0&gt;,&lt;53,161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syntax/tests/ImplodeTests.rsc|(1715,118,&lt;49,0&gt;,&lt;49,118&gt;): FALSE 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TEST SUMMARY: 4360 tests executed; 30 failed; 0 ignored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FunctionCompositionTests.rsc|: Java("AssertionError","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InterpolationTests.rsc|: Java("AssertionError","sp value is 2 (should be at least 3) at |std:///lang/rascal/tests/functionality/InterpolationTests.rsc|(119,5,\&lt;3,56\&gt;,\&lt;3,61\&gt;)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KeywordParameterImportTests.rsc|: NoSuchField("f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KeywordParameterImportTests.rsc|: NoSuchField("e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KeywordParameterImportTests.rsc|: NoSuchField("h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KeywordParameterImportTests.rsc|: NoSuchField("f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KeywordParameterImportTests.rsc|: NoSuchField("d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KeywordParameterImportTests.rsc|: NoSuchField("d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IsDefined.rsc|: Java("AssertionError","Local variable 4 is null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lang/Exp/Concrete/NoLayout/Eval.rsc|: Java("CompilerError","In function demo::lang::Exp::Concrete::NoLayout::Eval/eval(sort(\"Exp\");)#9 : IO(\"Expected Production, but got node\")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lang/Lisra/Test.rsc|: Java("CompilerError","In function demo::lang::Lisra::Parse/build(sort(\"LispExp\");)#11 : IO(\"Expected Production, but got node\")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format/Grammar.rsc|: Java("CompilerError","In function lang::rascal::format::Grammar/CC()#180 : IO(\"Expected Production, but got node\")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yaml/Model.rsc|: Java("CompilerError","In function lang::yaml::Model/equalNodes(adt(\"Node\",[]);adt(\"Node\",[]);)#157/equalNodesRec(adt(\"Node\",[]);adt(\"Node\",[]);)#175 : No enum constant org.rascalmpl.library.experiments.Compiler.RVM.Interpreter.RascalPrimitive.equal_int")</text:p>
          </table:table-cell>
          <table:table-cell table:number-columns-repeated="1023"/>
        </table:table-row>
        <table:table-row table:style-name="ro1" table:number-rows-repeated="75">
          <table:table-cell table:style-name="ce3"/>
          <table:table-cell table:number-columns-repeated="1023"/>
        </table:table-row>
        <table:table-row table:style-name="ro1" table:number-rows-repeated="10483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ypechecker Tests" table:style-name="ta1">
        <table:table-column table:style-name="co1" table:number-columns-repeated="1024" table:default-cell-style-name="ce4"/>
        <table:table-row table:style-name="ro1">
          <table:table-cell table:style-name="ce3" office:value-type="string" calcext:value-type="string">
            <text:p>TESTS RUN AT $2015-04-17T20:47:01.468+00:00$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StaticTestingUtilsTests.rsc|: 14 tests executed; 1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Accumulating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AllStaticIssues.rsc|: 51 tests executed; 5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AnnotationTCTests.rsc|: 7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AssignmentTC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CallTCTests.rsc|: 21 tests executed; 1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ComprehensionTCTests.rsc|: 17 tests executed; 2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DataDeclaration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DataTypeTCTests.rsc|: 4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DeclarationTCTests.rsc|: 2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ImportTC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PatternTCTests.rsc|: 66 tests executed; 3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Projection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RegExp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Scope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Statement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SubscriptTCTests.rsc|: 18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Visit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StaticTestingUtilsTests.rsc|(1171,91,&lt;29,0&gt;,&lt;29,91&gt;): FALSE "{error(\"Cannot import module List\",|unknown:///|(0,65,\&lt;1,0\&gt;,\&lt;7,2\&gt;)),error(\"Name size is not in sc ..."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AllStaticIssues.rsc|(13378,110,&lt;353,0&gt;,&lt;354,86&gt;): FALSE "{}"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AllStaticIssues.rsc|(4401,84,&lt;129,0&gt;,&lt;130,60&gt;): FALSE "{error(\"Cannot import module List\",|unknown:///|(0,65,\&lt;1,0\&gt;,\&lt;7,2\&gt;))}"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AllStaticIssues.rsc|(2991,355,&lt;88,0&gt;,&lt;99,15&gt;): FALSE "{error(\"Cannot import module List\",|unknown:///|(0,249,\&lt;1,0\&gt;,\&lt;14,11\&gt;))}"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AllStaticIssues.rsc|(2232,355,&lt;66,0&gt;,&lt;73,16&gt;): FALSE "{error(\"Cannot import module List\",|unknown:///|(0,283,\&lt;1,0\&gt;,\&lt;11,12\&gt;))}"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AllStaticIssues.rsc|(1966,261,&lt;59,0&gt;,&lt;64,16&gt;): FALSE "{error(\"Cannot import module List\",|unknown:///|(0,211,\&lt;1,0\&gt;,\&lt;10,12\&gt;)),error(\"Name mapper is not <text:s/>..."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CallTCTests.rsc|(471,54,&lt;15,0&gt;,&lt;15,54&gt;): FALSE "{}"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ComprehensionTCTests.rsc|(2020,101,&lt;41,0&gt;,&lt;41,101&gt;): FALSE "{}"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ComprehensionTCTests.rsc|(1902,101,&lt;39,0&gt;,&lt;39,101&gt;): FALSE "{}"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PatternTCTests.rsc|(7151,273,&lt;165,0&gt;,&lt;168,67&gt;): FALSE "{error(\"Cannot match an expression of type: type(adt(\\\"Tree\\\",[]),()) against a pattern of type t ..."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PatternTCTests.rsc|(6917,229,&lt;159,0&gt;,&lt;162,67&gt;): FALSE "{error(\"Cannot match an expression of type: type(adt(\\\"Tree\\\",[]),()) against a pattern of type t ..."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PatternTCTests.rsc|(6702,213,&lt;154,0&gt;,&lt;157,67&gt;): FALSE "{error(\"Cannot match an expression of type: type(adt(\\\"Tree\\\",[]),()) against a pattern of type t ..."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TEST SUMMARY: 326 tests executed; 12 failed; 0 ignored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5" office:value-type="string" calcext:value-type="string">
            <text:p>CRASHED TESTS:</text:p>
          </table:table-cell>
          <table:table-cell table:style-name="ce6" table:number-columns-repeated="1023"/>
        </table:table-row>
        <table:table-row table:style-name="ro1">
          <table:table-cell table:style-name="ce3" office:value-type="string" calcext:value-type="string">
            <text:p>|std:///lang/rascal/tests/types/StaticTestingUtilsTests.rsc|: "{error(\"Cannot import module List\",|unknown:///|(0,65,\&lt;1,0\&gt;,\&lt;7,2\&gt;)),error(\"Name size is not in sc ..."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AllStaticIssues.rsc|: "{}"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AllStaticIssues.rsc|: "{error(\"Cannot import module List\",|unknown:///|(0,65,\&lt;1,0\&gt;,\&lt;7,2\&gt;))}"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AllStaticIssues.rsc|: "{error(\"Cannot import module List\",|unknown:///|(0,249,\&lt;1,0\&gt;,\&lt;14,11\&gt;))}"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AllStaticIssues.rsc|: "{error(\"Cannot import module List\",|unknown:///|(0,283,\&lt;1,0\&gt;,\&lt;11,12\&gt;))}"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AllStaticIssues.rsc|: "{error(\"Cannot import module List\",|unknown:///|(0,211,\&lt;1,0\&gt;,\&lt;10,12\&gt;)),error(\"Name mapper is not <text:s/>..."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CallTCTests.rsc|: "{}"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PatternTCTests.rsc|: "{error(\"Cannot match an expression of type: type(adt(\\\"Tree\\\",[]),()) against a pattern of type t ..."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PatternTCTests.rsc|: "{error(\"Cannot match an expression of type: type(adt(\\\"Tree\\\",[]),()) against a pattern of type t ..."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PatternTCTests.rsc|: "{error(\"Cannot match an expression of type: type(adt(\\\"Tree\\\",[]),()) against a pattern of type t ..."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value: false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rascal&gt;</text:p>
          </table:table-cell>
          <table:table-cell table:number-columns-repeated="1023"/>
        </table:table-row>
        <table:table-row table:style-name="ro1" table:number-rows-repeated="66">
          <table:table-cell table:style-name="ce3"/>
          <table:table-cell table:number-columns-repeated="1023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s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TESTS RUN AT $2014-12-02T12:11:48.297+00:00$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AliasTests.rsc|: 2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AssignmentTests.rsc|: 5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allTests.rsc|: 74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mprehensionTests.rsc|: 229 tests executed; 0 failed; 3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PatternTests1.rsc|: 5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PatternTests2.rsc|: 1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SyntaxTests1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DataTypeTests.rsc|: 69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FunctionCompositionTests.rsc|: 27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Interpolation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atternTests.rsc|: 337 tests executed; 0 failed; 3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atternTestsDescendant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atternTestsList3.rsc|: 4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egExpTests.rsc|: 61 tests executed; 0 failed; 1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Scope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StatementTests.rsc|: 5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TryCatch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VisitTests.rsc|: 11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Boolean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Equality.rsc|: 63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Function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IO.rsc|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Lists.rsc|: 10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Maps.rsc|: 2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Matching.rsc|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Strings.rsc|: 6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Tuples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ang/csv/CSVIOTests.rsc|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istTests.rsc|: 235 tests executed; 0 failed; 1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MapTests.rsc|: 3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Nod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ValueIOTests.rsc|: 43 tests executed; 0 failed; 1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allTests.rsc|(2334,156,&lt;81,0&gt;,&lt;86,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FunctionCompositionTests.rsc|(7116,568,&lt;227,0&gt;,&lt;236,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angeTests.rsc|(1874,61,&lt;47,0&gt;,&lt;47,6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angeTests.rsc|(1814,58,&lt;46,0&gt;,&lt;46,58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Equality.rsc|(1213,94,&lt;27,0&gt;,&lt;27,94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Equality.rsc|(1122,89,&lt;26,0&gt;,&lt;26,89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Memoization.rsc|(450,183,&lt;26,0&gt;,&lt;35,1&gt;): FALSE test fails for arguments: {[-43438951r68807278],"柉"($2522-04-27T19:16:56.453+00:00$)} 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IGNOR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mprehensionTests.rsc|(6619,64,&lt;145,0&gt;,&lt;146,37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mprehensionTests.rsc|(6554,64,&lt;143,2&gt;,&lt;144,37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mprehensionTests.rsc|(6487,64,&lt;141,0&gt;,&lt;142,37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atternTests.rsc|(5957,115,&lt;140,0&gt;,&lt;141,107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atternTests.rsc|(5700,139,&lt;132,1&gt;,&lt;133,130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atternTests.rsc|(3858,129,&lt;85,0&gt;,&lt;85,129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egExpTests.rsc|(6054,108,&lt;124,0&gt;,&lt;126,48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istTests.rsc|(2150,103,&lt;58,0&gt;,&lt;58,103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ValueIOTests.rsc|(3253,103,&lt;97,0&gt;,&lt;98,95&gt;):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SUMMARY: 3539 tests executed; 7 failed; 9 ignored</text:p>
          </table:table-cell>
          <table:table-cell table:number-columns-repeated="1023"/>
        </table:table-row>
        <table:table-row table:style-name="ro1" table:number-rows-repeated="14">
          <table:table-cell table:style-name="ce1"/>
          <table:table-cell table:number-columns-repeated="1023"/>
        </table:table-row>
        <table:table-row table:style-name="ro1" table:number-rows-repeated="18">
          <table:table-cell table:style-name="ce7"/>
          <table:table-cell table:number-columns-repeated="1023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ic Errors" table:style-name="ta1">
        <table:table-column table:style-name="co2" table:default-cell-style-name="ce4"/>
        <table:table-column table:style-name="co1" table:number-columns-repeated="1023" table:default-cell-style-name="ce4"/>
        <table:table-row table:style-name="ro1">
          <table:table-cell table:style-name="ce8" office:value-type="string" calcext:value-type="string">
            <text:p>Files with static errors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project://rascal/src/org/rascalmpl/library/demo/Mod17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demo/lang/Exp/Combined/Manual/Load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demo/lang/Lisra/Pretty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demo/lang/MissGrant/CheckController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demo/lang/MissGrant/Outline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demo/lang/MissGrant/ParallelMerge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demo/lang/MissGrant/Step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demo/lang/Pico/CommonSubExpr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demo/lang/Pico/ToDot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demo/lang/turing/l2/desugar/Desugar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experiments/Compiler/Benchmarks/Run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experiments/Compiler/Examples/QL/lang/qla/Outline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experiments/Compiler/Examples/QL/util/Explode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experiments/Compiler/Examples/Tst2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experiments/Compiler/Rascal2muRascal/RascalExpression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experiments/Compiler/Rascal2muRascal/RascalModule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experiments/Compiler/Tests/AllRascalLibs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experiments/Compiler/Tests/CoroutineExperiment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experiments/Compiler/muRascal/Load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experiments/Concept/DotVis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experiments/Concept/GetFigure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experiments/Concept/Types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experiments/vis2/Figure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experiments/vis2/FigureServer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experiments/vis2/Translate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experiments/vis2/examples/Examples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experiments/vis2/examples/gui/Exp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experiments/vis2/examples/gui/Repl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experiments/vis2/examples/gui/StateMachine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experiments/vis2/examples/gui/Todo1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experiments/vis2/examples/gui/Todo2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experiments/vis2/vega/Json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box/util/Box2Text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box/util/BoxFormat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box/util/Parse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dimacs/IO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dot/Dot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java/m3/Core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java/syntax/Java15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checker/TTL/TTLGen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syntax/tests/ConcreteSyntax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ListTests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analysis/statistics/RangeUtils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types/PatternTCTests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saf/Run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sdf2/util/SDF2Grammar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util/tasks/Vis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vis/web/BarChart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vis/web/PlotFunction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vis/web/examples/CodeCut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vis/web/examples/M3BarChart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vis/web/examples/Napoleon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vis/web/markup/D3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vis/web/markup/Dimple.rsc|</text:p>
          </table:table-cell>
          <table:table-cell table:number-columns-repeated="1023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-up RascalTests" table:style-name="ta1"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1" table:number-columns-repeated="1019" table:default-cell-style-name="ce15"/>
        <table:table-row table:style-name="ro1">
          <table:table-cell table:style-name="ce9" office:value-type="string" calcext:value-type="string">
            <text:p>Status of source code of all tests</text:p>
          </table:table-cell>
          <table:table-cell table:style-name="ce16" office:value-type="string" calcext:value-type="string">
            <text:p>TC= type checker</text:p>
          </table:table-cell>
          <table:table-cell table:style-name="ce16" office:value-type="string" calcext:value-type="string">
            <text:p>CMP=compiler</text:p>
          </table:table-cell>
          <table:table-cell table:style-name="ce16" office:value-type="string" calcext:value-type="string">
            <text:p><text:span text:style-name="T1">TCTests</text:span></text:p>
          </table:table-cell>
          <table:table-cell table:style-name="ce18" table:number-columns-repeated="1020"/>
        </table:table-row>
        <table:table-row table:style-name="ro1">
          <table:table-cell table:style-name="ce9"/>
          <table:table-cell table:style-name="ce16" table:number-columns-repeated="3"/>
          <table:table-cell table:style-name="ce18" table:number-columns-repeated="1020"/>
        </table:table-row>
        <table:table-row table:style-name="ro1">
          <table:table-cell table:style-name="ce10" office:value-type="string" calcext:value-type="string">
            <text:p>Used during clean-up of tests, this has been completed</text:p>
          </table:table-cell>
          <table:table-cell table:style-name="ce17" table:number-columns-repeated="3"/>
          <table:table-cell table:style-name="ce22" table:number-columns-repeated="1020"/>
        </table:table-row>
        <table:table-row table:style-name="ro1">
          <table:table-cell table:style-name="ce9"/>
          <table:table-cell table:style-name="ce16" table:number-columns-repeated="3"/>
          <table:table-cell table:style-name="ce18" table:number-columns-repeated="1020"/>
        </table:table-row>
        <table:table-row table:style-name="ro1">
          <table:table-cell table:style-name="ce11" office:value-type="string" calcext:value-type="string">
            <text:p>Goal: no commented out tests; good formatting</text:p>
          </table:table-cell>
          <table:table-cell table:style-name="ce18" table:number-columns-repeated="1023"/>
        </table:table-row>
        <table:table-row table:style-name="ro1">
          <table:table-cell table:style-name="ce12"/>
          <table:table-cell table:style-name="ce18" table:number-columns-repeated="1023"/>
        </table:table-row>
        <table:table-row table:style-name="ro1">
          <table:table-cell table:style-name="ce11" office:value-type="string" calcext:value-type="string">
            <text:p>Green only means: clean-up done</text:p>
          </table:table-cell>
          <table:table-cell table:style-name="ce16" table:number-columns-repeated="1023"/>
        </table:table-row>
        <table:table-row table:style-name="ro1">
          <table:table-cell table:style-name="ce11" office:value-type="string" calcext:value-type="string">
            <text:p>but may contain TODOs and tests may fail</text:p>
          </table:table-cell>
          <table:table-cell table:style-name="ce16" table:number-columns-repeated="1023"/>
        </table:table-row>
        <table:table-row table:style-name="ro1">
          <table:table-cell table:style-name="ce9"/>
          <table:table-cell table:style-name="ce18" table:number-columns-repeated="1023"/>
        </table:table-row>
        <table:table-row table:style-name="ro1">
          <table:table-cell table:style-name="ce12" office:value-type="string" calcext:value-type="string">
            <text:p>Runtime test</text:p>
          </table:table-cell>
          <table:table-cell table:style-name="ce18" office:value-type="string" calcext:value-type="string">
            <text:p>Clean up done?</text:p>
          </table:table-cell>
          <table:table-cell table:style-name="ce18" office:value-type="string" calcext:value-type="string">
            <text:p>Notes</text:p>
          </table:table-cell>
          <table:table-cell table:style-name="ce18" office:value-type="string" calcext:value-type="string">
            <text:p>Static test exists?</text:p>
          </table:table-cell>
          <table:table-cell table:style-name="ce18" office:value-type="string" calcext:value-type="string">
            <text:p>Clean up done?</text:p>
          </table:table-cell>
          <table:table-cell table:style-name="ce18" table:number-columns-repeated="1019"/>
        </table:table-row>
        <table:table-row table:style-name="ro1">
          <table:table-cell table:style-name="ce8"/>
          <table:table-cell table:style-name="ce19" office:value-type="string" calcext:value-type="string">
            <text:p>(!= all tests pass)</text:p>
          </table:table-cell>
          <table:table-cell table:style-name="ce19" table:number-columns-repeated="2"/>
          <table:table-cell table:style-name="ce19" office:value-type="string" calcext:value-type="string">
            <text:p>(!= all tests pass)</text:p>
          </table:table-cell>
          <table:table-cell table:style-name="ce19" table:number-columns-repeated="1019"/>
        </table:table-row>
        <table:table-row table:style-name="ro1">
          <table:table-cell table:style-name="ce13"/>
          <table:table-cell table:number-columns-repeated="1023"/>
        </table:table-row>
        <table:table-row table:style-name="ro1">
          <table:table-cell table:style-name="ce13" office:value-type="string" calcext:value-type="string">
            <text:p>functionality/Accumulating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Alias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AnnotationTests.rsc</text:p>
          </table:table-cell>
          <table:table-cell table:style-name="ce20"/>
          <table:table-cell table:style-name="Default"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Assignment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BackTracking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CallTests.rsc</text:p>
          </table:table-cell>
          <table:table-cell table:style-name="ce20"/>
          <table:table-cell table:style-name="Default"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Comprehensio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ConcretePatternTests1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ConcretePatternTests2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DataDeclaratio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DataTypeTests.rsc</text:p>
          </table:table-cell>
          <table:table-cell table:style-name="ce20"/>
          <table:table-cell office:value-type="string" calcext:value-type="string">
            <text:p><text:s/>INTERSECT</text:p>
          </table:table-cell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Declaratio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>
            <text:p>functionality/FunctionCompositionTests.rsc</text:p>
          </table:table-cell>
          <table:table-cell table:style-name="ce20"/>
          <table:table-cell/>
          <table:table-cell table:style-name="ce20"/>
          <table:table-cell table:number-columns-repeated="1020"/>
        </table:table-row>
        <table:table-row table:style-name="ro1">
          <table:table-cell table:style-name="ce13" office:value-type="string" calcext:value-type="string">
            <text:p>functionality/Patter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PatternTestsList3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PatternTestsDescendant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Projectio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Range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Reducer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RegExp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Scope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Statement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Subscript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Visit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Backtracking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Boolean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Equality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Integer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IO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stRelation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Map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Matching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Node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Relation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Se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SolvedIssue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String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String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Tuple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Boolean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Graph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Integer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ListTests.rsc</text:p>
          </table:table-cell>
          <table:table-cell table:style-name="ce20"/>
          <table:table-cell/>
          <table:table-cell table:style-name="ce21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library/Map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Math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Number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Relation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Set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StringTests.rsc</text:p>
          </table:table-cell>
          <table:table-cell table:style-name="ce20"/>
          <table:table-cell table:number-columns-repeated="1022"/>
        </table:table-row>
        <table:table-row table:style-name="ro1" table:number-rows-repeated="3">
          <table:table-cell table:style-name="ce13"/>
          <table:table-cell table:number-columns-repeated="1023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7">00/00/0000</text:date>, <text:time style:data-style-name="N2" text:time-value="15:02:28.30447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5-04-17T23:17:00.049394000</dc:date>
    <meta:editing-duration>P46DT14H35M22S</meta:editing-duration>
    <meta:editing-cycles>177</meta:editing-cycles>
    <meta:generator>LibreOffice/4.4.1.2$MacOSX_X86_64 LibreOffice_project/45e2de17089c24a1fa810c8f975a7171ba4cd432</meta:generator>
    <meta:document-statistic meta:table-count="6" meta:cell-count="614" meta:object-count="0"/>
  </office:meta>
</office:document-meta>
</file>